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6567" officeooo:paragraph-rsid="001f6567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>
      <style:text-properties style:font-name="Liberation Serif" fo:font-size="10.5pt" style:font-size-asian="10.5pt" style:font-size-complex="10.5pt"/>
    </style:style>
    <style:style style:name="P16" style:family="paragraph" style:parent-style-name="Standard">
      <style:text-properties fo:font-size="10.5pt" officeooo:rsid="001f6567" officeooo:paragraph-rsid="001f6567" style:font-size-asian="10.5pt" style:font-size-complex="10.5pt"/>
    </style:style>
    <style:style style:name="P17" style:family="paragraph" style:parent-style-name="Standard">
      <style:text-properties fo:font-size="10.5pt" officeooo:rsid="0021a0c8" officeooo:paragraph-rsid="0021a0c8" style:font-size-asian="10.5pt" style:font-size-complex="10.5pt"/>
    </style:style>
    <style:style style:name="P18" style:family="paragraph" style:parent-style-name="Standard">
      <style:text-properties fo:font-size="10.5pt" officeooo:rsid="0020697c" officeooo:paragraph-rsid="0020697c" style:font-size-asian="10.5pt" style:font-size-complex="10.5pt"/>
    </style:style>
    <style:style style:name="T1" style:family="text">
      <style:text-properties officeooo:rsid="0020697c"/>
    </style:style>
    <style:style style:name="T2" style:family="text">
      <style:text-properties officeooo:rsid="0021a0c8"/>
    </style:style>
    <style:style style:name="T3" style:family="text">
      <style:text-properties style:font-name="Liberation Mono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0.5pt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tazioni universitarie: Raffinamento requisiti</text:p>
      <text:p text:style-name="P1"/>
      <text:p text:style-name="P16">1) Corso</text:p>
      <text:p text:style-name="P17">attributi:</text:p>
      <text:p text:style-name="P16"><text:s text:c="5"/>1.1) nome : Stringa</text:p>
      <text:p text:style-name="P16"><text:s text:c="5"/>1.2) numero credifi formativi : Intero &gt; 0</text:p>
      <text:p text:style-name="P16"><text:s text:c="5"/>1.3) docenti (più di uno) : Stringa</text:p>
      <text:p text:style-name="P16"><text:s text:c="5"/>1.4) anno accademico : Stringa</text:p>
      <text:p text:style-name="P18"><text:s text:c="5"/>1.5) esercitazioni : Stringa (v. req. 2)</text:p>
      <text:p text:style-name="P17">operazioni:</text:p>
      <text:list xml:id="list1952232089" text:style-name="L7">
        <text:list-item>
          <text:p text:style-name="P7"><text:span text:style-name="Source_20_Text"><text:span text:style-name="T5">aggiungiEsercitazione(e: Esercitazione): void</text:span></text:span><text:span text:style-name="T5"><text:line-break/>Aggiunge una nuova esercitazione al corso.</text:span></text:p>
        </text:list-item>
      </text:list>
      <text:list xml:id="list2796612531" text:style-name="L2">
        <text:list-item>
          <text:p text:style-name="P2"><text:span text:style-name="Source_20_Text"><text:span text:style-name="T5">rimuoviEsercitazione(e: Esercitazione): void</text:span></text:span><text:span text:style-name="T5"><text:line-break/>Rimuove un'esercitazione dal corso.</text:span></text:p>
        </text:list-item>
      </text:list>
      <text:list xml:id="list1638090914" text:style-name="L3">
        <text:list-item>
          <text:p text:style-name="P3"><text:span text:style-name="Source_20_Text"><text:span text:style-name="T5">docenti(): String[]</text:span></text:span><text:span text:style-name="T5"><text:line-break/>Restituisce un elenco dei docenti del corso.</text:span></text:p>
        </text:list-item>
      </text:list>
      <text:list xml:id="list2862211243" text:style-name="L4">
        <text:list-item>
          <text:p text:style-name="P4"><text:span text:style-name="Source_20_Text"><text:span text:style-name="T5">numeroCrediti(): int</text:span></text:span><text:span text:style-name="T5"><text:line-break/>Restituisce il numero di crediti formativi del corso.</text:span></text:p>
        </text:list-item>
      </text:list>
      <text:list xml:id="list785501240" text:style-name="L5">
        <text:list-item>
          <text:p text:style-name="P5"><text:span text:style-name="Source_20_Text"><text:span text:style-name="T5">annoAccademico(): String</text:span></text:span><text:span text:style-name="T5"><text:line-break/>Restituisce l'anno accademico del corso.</text:span></text:p>
        </text:list-item>
      </text:list>
      <text:list xml:id="list1130067462" text:style-name="L6">
        <text:list-item>
          <text:p text:style-name="P6"><text:span text:style-name="Source_20_Text"><text:span text:style-name="T5">esercitazioni(): Esercitazione[]</text:span></text:span><text:span text:style-name="T5"><text:line-break/>Restituisce un elenco di tutte le esercitazioni associate al corso.</text:span></text:p>
        </text:list-item>
      </text:list>
      <text:p text:style-name="P17"/>
      <text:p text:style-name="P16"/>
      <text:p text:style-name="P16">2) Esercitazione<text:line-break/><text:span text:style-name="T2">attributi:</text:span></text:p>
      <text:p text:style-name="P16"><text:s text:c="4"/>2.1) codice: Stringa <text:span text:style-name="T1">{id}</text:span></text:p>
      <text:p text:style-name="P16"><text:s text:c="4"/>2.2) esercizi (v. req. 3)</text:p>
      <text:p text:style-name="P17">operazioni:</text:p>
      <text:list xml:id="list1053724066" text:style-name="L8">
        <text:list-item>
          <text:p text:style-name="P8"><text:span text:style-name="Source_20_Text"><text:span text:style-name="T5">aggiungiEsercizio(e: Esercizio): void</text:span></text:span><text:span text:style-name="T5"><text:line-break/>Aggiunge un esercizio all'esercitazione.</text:span></text:p>
        </text:list-item>
        <text:list-item>
          <text:p text:style-name="P8"><text:span text:style-name="Source_20_Text"><text:span text:style-name="T5">rimuoviEsercizio(e: Esercizio): void</text:span></text:span><text:span text:style-name="T5"><text:line-break/>Rimuove un esercizio dall'esercitazione.</text:span></text:p>
        </text:list-item>
        <text:list-item>
          <text:p text:style-name="P8"><text:span text:style-name="Source_20_Text"><text:span text:style-name="T5">codice(): String</text:span></text:span><text:span text:style-name="T5"><text:line-break/>Restituisce il codice dell'esercitazione (identificatore).</text:span></text:p>
        </text:list-item>
        <text:list-item>
          <text:p text:style-name="P8"><text:span text:style-name="Source_20_Text"><text:span text:style-name="T5">esercizi(): Esercizio[]</text:span></text:span><text:span text:style-name="T5"><text:line-break/>Restituisce un elenco degli esercizi associati a questa esercitazione.</text:span></text:p>
        </text:list-item>
      </text:list>
      <text:p text:style-name="P17"/>
      <text:p text:style-name="P17"/>
      <text:p text:style-name="P17"/>
      <text:p text:style-name="P16">3) Esercizio (v. req. 2)<text:line-break/><text:span text:style-name="T2">attributi:</text:span></text:p>
      <text:p text:style-name="P16"><text:s text:c="4"/>3.1) testo: Stringa</text:p>
      <text:p text:style-name="P16"><text:s text:c="4"/>3.2) soluzione: Stringa</text:p>
      <text:p text:style-name="P16"><text:s text:c="4"/>3.3) esercitazioni in cui è presentato</text:p>
      <text:p text:style-name="P16"><text:s text:c="4"/>3.4) esercitazioni in cui è stato risolto</text:p>
      <text:p text:style-name="P17">operazioni:</text:p>
      <text:list xml:id="list3110588152" text:style-name="L9">
        <text:list-item>
          <text:p text:style-name="P9"><text:span text:style-name="Source_20_Text"><text:span text:style-name="T5">aggiungiEsercitazionePresentata(e: Esercitazione): void</text:span></text:span><text:span text:style-name="T5"><text:line-break/>Aggiunge un'esercitazione in cui l'esercizio è stato presentato.</text:span></text:p>
        </text:list-item>
      </text:list>
      <text:list xml:id="list1434085373" text:style-name="L10">
        <text:list-item>
          <text:p text:style-name="P10"><text:span text:style-name="Source_20_Text"><text:span text:style-name="T5">aggiungiEsercitazioneRisolto(e: Esercitazione): void</text:span></text:span><text:span text:style-name="T5"><text:line-break/>Aggiunge un'esercitazione in cui l'esercizio è stato risolto.</text:span></text:p>
        </text:list-item>
      </text:list>
      <text:list xml:id="list4290060382" text:style-name="L11">
        <text:list-item>
          <text:p text:style-name="P11"><text:span text:style-name="Source_20_Text"><text:span text:style-name="T5">testo(): String</text:span></text:span><text:span text:style-name="T5"><text:line-break/>Restituisce il testo dell'esercizio.</text:span></text:p>
        </text:list-item>
      </text:list>
      <text:list xml:id="list1473021176" text:style-name="L12">
        <text:list-item>
          <text:p text:style-name="P12"><text:span text:style-name="Source_20_Text"><text:span text:style-name="T5">soluzione(): String</text:span></text:span><text:span text:style-name="T5"><text:line-break/>Restituisce la soluzione dell'esercizio.</text:span></text:p>
        </text:list-item>
      </text:list>
      <text:list xml:id="list1183782351" text:style-name="L13">
        <text:list-item>
          <text:p text:style-name="P13"><text:span text:style-name="Source_20_Text"><text:span text:style-name="T5">esercitazioniPresentate(): Esercitazione[ ]</text:span></text:span><text:span text:style-name="T5"><text:line-break/>Restituisce un elenco delle esercitazioni in cui l'esercizio è stato presentato.</text:span></text:p>
        </text:list-item>
      </text:list>
      <text:list xml:id="list622820732" text:style-name="L14">
        <text:list-item>
          <text:p text:style-name="P14"><text:span text:style-name="Source_20_Text"><text:span text:style-name="T5">esercitazioniRisolte(): Esercitazione[ ]</text:span></text:span><text:span text:style-name="T5"><text:line-break/>Restituisce un elenco delle esercitazioni in cui l'esercizio è stato risolto.</text:span>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21a0c8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2:28:28.121307551</meta:creation-date>
    <dc:date>2025-04-25T11:59:36.851184551</dc:date>
    <meta:editing-duration>PT38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242" meta:character-count="1949" meta:non-whitespace-character-count="1709"/>
  </office:meta>
</office:document-meta>
</file>